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4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3.5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>
            <text:p>Fach</text:p>
          </table:table-cell>
          <table:table-cell table:style-name="Default" office:value-type="string">
            <text:p>Datum</text:p>
          </table:table-cell>
          <table:table-cell office:value-type="string">
            <text:p>Thema</text:p>
          </table:table-cell>
        </table:table-row>
        <table:table-row table:style-name="ro2">
          <table:table-cell office:value-type="string">
            <text:p>Computerarchitektur und Betriebssysteme</text:p>
          </table:table-cell>
          <table:table-cell office:value-type="date" office:date-value="2016-10-30">
            <text:p>30.10.16</text:p>
          </table:table-cell>
          <table:table-cell office:value-type="string">
            <text:p>Diverse:</text:p>
            <text:p>http://moodle.oncampus.de/pluginfile.php/746916/mod_resource/content/3/EA1.pdf</text:p>
          </table:table-cell>
        </table:table-row>
        <table:table-row table:style-name="ro1">
          <table:table-cell office:value-type="string">
            <text:p>Grundlagen der Programmierung I </text:p>
          </table:table-cell>
          <table:table-cell office:value-type="date" office:date-value="2016-10-31">
            <text:p>31.10.16</text:p>
          </table:table-cell>
          <table:table-cell/>
        </table:table-row>
        <table:table-row table:style-name="ro2">
          <table:table-cell office:value-type="string">
            <text:p>Kommunikation, Führung und Selbstmanagement</text:p>
          </table:table-cell>
          <table:table-cell office:value-type="date" office:date-value="2016-11-01">
            <text:p>01.11.16</text:p>
          </table:table-cell>
          <table:table-cell office:value-type="string">
            <text:p>2.1 Kommunikations-Kompetenz – wozu?</text:p>
            <text:p>2.2 Menschen treffen</text:p>
          </table:table-cell>
        </table:table-row>
        <table:table-row table:style-name="ro1">
          <table:table-cell office:value-type="string">
            <text:p>Einführung in die Informatik</text:p>
          </table:table-cell>
          <table:table-cell office:value-type="date" office:date-value="2016-11-07">
            <text:p>07.11.16</text:p>
          </table:table-cell>
          <table:table-cell office:value-type="string">
            <text:p>Information und Nachricht, Zahlensysteme</text:p>
          </table:table-cell>
        </table:table-row>
        <table:table-row table:style-name="ro1">
          <table:table-cell office:value-type="string">
            <text:p>Grundlagen der Programmierung I </text:p>
          </table:table-cell>
          <table:table-cell office:value-type="date" office:date-value="2016-11-07">
            <text:p>07.11.16</text:p>
          </table:table-cell>
          <table:table-cell/>
        </table:table-row>
        <table:table-row table:style-name="ro2">
          <table:table-cell office:value-type="string">
            <text:p>Kommunikation, Führung und Selbstmanagement</text:p>
          </table:table-cell>
          <table:table-cell office:value-type="date" office:date-value="2016-11-08">
            <text:p>08.11.16</text:p>
          </table:table-cell>
          <table:table-cell office:value-type="string">
            <text:p>2.3 Wie funktioniert Kommunikation?</text:p>
            <text:p>2.4 Verbal kommunizieren</text:p>
          </table:table-cell>
        </table:table-row>
        <table:table-row table:style-name="ro1">
          <table:table-cell office:value-type="string">
            <text:p>Grundlagen der Programmierung I </text:p>
          </table:table-cell>
          <table:table-cell office:value-type="date" office:date-value="2016-11-09">
            <text:p>09.11.16</text:p>
          </table:table-cell>
          <table:table-cell/>
        </table:table-row>
        <table:table-row table:style-name="ro1">
          <table:table-cell office:value-type="string">
            <text:p>Mediendesign I</text:p>
          </table:table-cell>
          <table:table-cell office:value-type="date" office:date-value="2016-11-12">
            <text:p>12.11.16</text:p>
          </table:table-cell>
          <table:table-cell office:value-type="string">
            <text:p>3 Gegensätze + 4 Satzarten</text:p>
          </table:table-cell>
        </table:table-row>
        <table:table-row table:style-name="ro2">
          <table:table-cell office:value-type="string">
            <text:p>Kommunikation, Führung und Selbstmanagement</text:p>
          </table:table-cell>
          <table:table-cell office:value-type="date" office:date-value="2016-11-15">
            <text:p>15.11.16</text:p>
          </table:table-cell>
          <table:table-cell office:value-type="string">
            <text:p>2.5 Mit Sprache handeln?</text:p>
            <text:p>2.6 Nonverbale Kommunikation</text:p>
          </table:table-cell>
        </table:table-row>
        <table:table-row table:style-name="ro2">
          <table:table-cell office:value-type="string">
            <text:p>Kommunikation, Führung und Selbstmanagement</text:p>
          </table:table-cell>
          <table:table-cell office:value-type="date" office:date-value="2016-11-22">
            <text:p>22.11.16</text:p>
          </table:table-cell>
          <table:table-cell office:value-type="string">
            <text:p>2.7 Präsentieren</text:p>
            <text:p>2.8 Feedback geben- Anerkennung und Kritik aussprechen</text:p>
          </table:table-cell>
        </table:table-row>
        <table:table-row table:style-name="ro1">
          <table:table-cell office:value-type="string">
            <text:p>Lineare Algebra</text:p>
          </table:table-cell>
          <table:table-cell office:value-type="date" office:date-value="2016-11-22">
            <text:p>22.11.16</text:p>
          </table:table-cell>
          <table:table-cell office:value-type="string">
            <text:p>1. Hausaufgabenset Lösungsmengen von Ungleichungen + Aussagenlogik</text:p>
          </table:table-cell>
        </table:table-row>
        <table:table-row table:style-name="ro1">
          <table:table-cell office:value-type="string">
            <text:p>Grundlagen der Programmierung I </text:p>
          </table:table-cell>
          <table:table-cell office:value-type="date" office:date-value="2016-11-28">
            <text:p>28.11.16</text:p>
          </table:table-cell>
          <table:table-cell/>
        </table:table-row>
        <table:table-row table:style-name="ro1">
          <table:table-cell office:value-type="string">
            <text:p>Kommunikation, Führung und Selbstmanagement</text:p>
          </table:table-cell>
          <table:table-cell office:value-type="date" office:date-value="2016-11-29">
            <text:p>29.11.16</text:p>
          </table:table-cell>
          <table:table-cell/>
        </table:table-row>
        <table:table-row table:style-name="ro3">
          <table:table-cell office:value-type="string">
            <text:p>Computerarchitektur und Betriebssysteme</text:p>
          </table:table-cell>
          <table:table-cell office:value-type="date" office:date-value="2016-11-30">
            <text:p>30.11.16</text:p>
          </table:table-cell>
          <table:table-cell office:value-type="string">
            <text:p>http://moodle.oncampus.de/mod/resource/view.php?id=499152</text:p>
          </table:table-cell>
        </table:table-row>
        <table:table-row table:style-name="ro1">
          <table:table-cell office:value-type="string">
            <text:p>Mediendesign I</text:p>
          </table:table-cell>
          <table:table-cell office:value-type="date" office:date-value="2016-12-03">
            <text:p>03.12.16</text:p>
          </table:table-cell>
          <table:table-cell office:value-type="string">
            <text:p>5 Visitenkarten + 6 Briefbögen + 7 Poster und Webankündigungen</text:p>
          </table:table-cell>
        </table:table-row>
        <table:table-row table:style-name="ro1">
          <table:table-cell office:value-type="string">
            <text:p>Grundlagen der Programmierung I </text:p>
          </table:table-cell>
          <table:table-cell office:value-type="date" office:date-value="2016-12-05">
            <text:p>05.12.16</text:p>
          </table:table-cell>
          <table:table-cell/>
        </table:table-row>
        <table:table-row table:style-name="ro1">
          <table:table-cell office:value-type="string">
            <text:p>Grundlagen der Programmierung I </text:p>
          </table:table-cell>
          <table:table-cell office:value-type="date" office:date-value="2016-12-12">
            <text:p>12.12.16</text:p>
          </table:table-cell>
          <table:table-cell/>
        </table:table-row>
        <table:table-row table:style-name="ro1">
          <table:table-cell office:value-type="string">
            <text:p>Lineare Algebra</text:p>
          </table:table-cell>
          <table:table-cell office:value-type="date" office:date-value="2016-12-22">
            <text:p>22.12.16</text:p>
          </table:table-cell>
          <table:table-cell office:value-type="string">
            <text:p>2. Hausaufgabenset (noch unbekannt)</text:p>
          </table:table-cell>
        </table:table-row>
        <table:table-row table:style-name="ro3">
          <table:table-cell office:value-type="string">
            <text:p>Computerarchitektur und Betriebssysteme</text:p>
          </table:table-cell>
          <table:table-cell office:value-type="date" office:date-value="2016-12-30">
            <text:p>30.12.16</text:p>
          </table:table-cell>
          <table:table-cell office:value-type="string">
            <text:p>http://moodle.oncampus.de/mod/resource/view.php?id=499155</text:p>
          </table:table-cell>
        </table:table-row>
        <table:table-row table:style-name="ro1">
          <table:table-cell office:value-type="string">
            <text:p>Grundlagen der Programmierung I </text:p>
          </table:table-cell>
          <table:table-cell office:value-type="date" office:date-value="2017-01-04">
            <text:p>04.01.17</text:p>
          </table:table-cell>
          <table:table-cell/>
        </table:table-row>
        <table:table-row table:style-name="ro3">
          <table:table-cell office:value-type="string">
            <text:p>Mediendesign I</text:p>
          </table:table-cell>
          <table:table-cell office:value-type="date" office:date-value="2017-01-07">
            <text:p>07.01.17</text:p>
          </table:table-cell>
          <table:table-cell office:value-type="string">
            <text:p>8 Magazingestaltung + 9 Postkartenserie + Booklet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Tabelle1.A1:Tabelle1.C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26.10.2016</text:date>, <text:time>22:33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Berger</meta:initial-creator>
    <meta:creation-date>2016-10-26T17:32:18.82</meta:creation-date>
    <dc:date>2016-10-26T22:33:21.22</dc:date>
    <dc:creator>Stefan Berger</dc:creator>
    <meta:editing-duration>PT2H44M51S</meta:editing-duration>
    <meta:editing-cycles>1</meta:editing-cycles>
    <meta:document-statistic meta:table-count="3" meta:cell-count="58" meta:object-count="0"/>
    <meta:generator>OpenOffice/4.1.3$Win32 OpenOffice.org_project/413m1$Build-9783</meta:generator>
  </office:meta>
</office:document-meta>
</file>